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, sans-serif"/>
  </office:font-face-decls>
  <office:automatic-styles>
    <style:style style:name="Tabela1" style:family="table">
      <style:table-properties style:width="7.694cm" table:align="left"/>
    </style:style>
    <style:style style:name="Tabela1.A" style:family="table-column">
      <style:table-column-properties style:column-width="3.831cm"/>
    </style:style>
    <style:style style:name="Tabela1.B" style:family="table-column">
      <style:table-column-properties style:column-width="3.863cm"/>
    </style:style>
    <style:style style:name="Tabela1.A1" style:family="table-cell">
      <style:table-cell-properties style:vertical-align="middle" fo:padding="0.049cm" fo:border="none"/>
    </style:style>
    <style:style style:name="Tabela1.A2" style:family="table-cell">
      <style:table-cell-properties style:vertical-align="middle" fo:padding-left="0cm" fo:padding-right="0.106cm" fo:padding-top="0.106cm" fo:padding-bottom="0.106cm" fo:border-left="none" fo:border-right="0.05pt solid #bbbbbb" fo:border-top="0.05pt solid #bbbbbb" fo:border-bottom="0.05pt solid #bbbbbb"/>
    </style:style>
    <style:style style:name="Tabela1.B2" style:family="table-cell">
      <style:table-cell-properties style:vertical-align="middle" fo:padding-left="0cm" fo:padding-right="0cm" fo:padding-top="0.106cm" fo:padding-bottom="0.106cm" fo:border-left="none" fo:border-right="none" fo:border-top="0.05pt solid #bbbbbb" fo:border-bottom="0.05pt solid #bbbbbb"/>
    </style:style>
    <style:style style:name="Tabela2" style:family="table">
      <style:table-properties style:width="4.907cm" table:align="left"/>
    </style:style>
    <style:style style:name="Tabela2.A" style:family="table-column">
      <style:table-column-properties style:column-width="0.621cm"/>
    </style:style>
    <style:style style:name="Tabela2.B" style:family="table-column">
      <style:table-column-properties style:column-width="4.286cm"/>
    </style:style>
    <style:style style:name="Tabela2.A1" style:family="table-cell">
      <style:table-cell-properties style:vertical-align="middle" fo:padding-left="0cm" fo:padding-right="0.106cm" fo:padding-top="0.106cm" fo:padding-bottom="0.106cm" fo:border-left="none" fo:border-right="0.05pt solid #bbbbbb" fo:border-top="0.05pt solid #bbbbbb" fo:border-bottom="0.05pt solid #bbbbbb"/>
    </style:style>
    <style:style style:name="Tabela2.B1" style:family="table-cell">
      <style:table-cell-properties style:vertical-align="middle" fo:padding-left="0cm" fo:padding-right="0cm" fo:padding-top="0.106cm" fo:padding-bottom="0.106cm" fo:border-left="none" fo:border-right="none" fo:border-top="0.05pt solid #bbbbbb" fo:border-bottom="0.05pt solid #bbbbbb"/>
    </style:style>
    <style:style style:name="Tabela3" style:family="table">
      <style:table-properties style:width="6.6cm" table:align="left"/>
    </style:style>
    <style:style style:name="Tabela3.A" style:family="table-column">
      <style:table-column-properties style:column-width="1.044cm"/>
    </style:style>
    <style:style style:name="Tabela3.B" style:family="table-column">
      <style:table-column-properties style:column-width="5.556cm"/>
    </style:style>
    <style:style style:name="Tabela3.A1" style:family="table-cell">
      <style:table-cell-properties style:vertical-align="middle" fo:padding-left="0cm" fo:padding-right="0.106cm" fo:padding-top="0.106cm" fo:padding-bottom="0.106cm" fo:border-left="none" fo:border-right="0.05pt solid #bbbbbb" fo:border-top="0.05pt solid #bbbbbb" fo:border-bottom="0.05pt solid #bbbbbb"/>
    </style:style>
    <style:style style:name="Tabela3.B1" style:family="table-cell">
      <style:table-cell-properties style:vertical-align="middle" fo:padding-left="0cm" fo:padding-right="0cm" fo:padding-top="0.106cm" fo:padding-bottom="0.106cm" fo:border-left="none" fo:border-right="none" fo:border-top="0.05pt solid #bbbbbb" fo:border-bottom="0.05pt solid #bbbbbb"/>
    </style:style>
    <style:style style:name="P1" style:family="paragraph" style:parent-style-name="Heading_20_1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/>
      <style:text-properties fo:font-variant="normal" fo:text-transform="none" fo:color="#454545" loext:opacity="100%" style:font-name="ubuntu" fo:font-size="16.7999992370605pt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/>
      <style:text-properties fo:font-variant="normal" fo:text-transform="none" fo:color="#454545" loext:opacity="100%" style:font-name="ubuntu" fo:font-size="10.8000001907349pt" fo:letter-spacing="normal" fo:font-style="normal" fo:font-weight="normal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/>
      <style:text-properties fo:font-variant="normal" fo:text-transform="none" fo:color="#454545" loext:opacity="100%" style:font-name="ubuntu" fo:font-size="8.39999961853027pt" fo:letter-spacing="normal" fo:font-style="normal" fo:font-weight="normal"/>
    </style:style>
    <style:style style:name="T1" style:family="text">
      <style:text-properties fo:font-size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h text:style-name="P1" text:outline-level="1">Esfera</text:h>
      <text:p text:style-name="P4"/>
      <text:p text:style-name="P4">Faça um programa que calcule e mostre o volume de uma esfera sendo fornecido o valor de seu raio (R). A fórmula para calcular o volume é: (4/3) * pi * R<text:span text:style-name="T1">3</text:span>. Considere (atribua) para pi o valor 3.14159.</text:p>
      <text:p text:style-name="P4">Dica: Ao utilizar a fórmula, procure usar (4/3.0) ou (4.0/3), pois algumas linguagens (dentre elas o C++), assumem que o resultado da divisão entre dois inteiros é outro inteiro.</text:p>
      <text:h text:style-name="P2" text:outline-level="2">Entrada</text:h>
      <text:p text:style-name="P4">O arquivo de entrada contém um valor de ponto flutuante (dupla precisão), correspondente ao raio da esfera.</text:p>
      <text:h text:style-name="P2" text:outline-level="2">Saída</text:h>
      <text:p text:style-name="P4">A saída deverá ser uma mensagem "VOLUME" conforme o exemplo fornecido abaixo, com um espaço antes e um espaço depois da igualdade. O valor deverá ser apresentado com 3 casas após o ponto.</text:p>
      <table:table table:name="Tabela1" table:style-name="Tabela1">
        <table:table-column table:style-name="Tabela1.A"/>
        <table:table-column table:style-name="Tabela1.B"/>
        <table:table-header-rows>
          <table:table-row table:style-name="TableLine3063503850144">
            <table:table-cell table:style-name="Tabela1.A1" office:value-type="string">
              <text:p text:style-name="Table_20_Contents">Exemplos de Entrada</text:p>
            </table:table-cell>
            <table:table-cell table:style-name="Tabela1.A1" office:value-type="string">
              <text:p text:style-name="Table_20_Contents">Exemplos de Saída</text:p>
            </table:table-cell>
          </table:table-row>
        </table:table-header-rows>
        <table:table-row table:style-name="TableLine3063503850144">
          <table:table-cell table:style-name="Tabela1.A2" office:value-type="string">
            <text:p text:style-name="P3">3</text:p>
          </table:table-cell>
          <table:table-cell table:style-name="Tabela1.B2" office:value-type="string">
            <text:p text:style-name="P3">VOLUME = 113.097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 table:style-name="TableLine3063503851232">
          <table:table-cell table:style-name="Tabela2.A1" office:value-type="string">
            <text:p text:style-name="P3">15</text:p>
          </table:table-cell>
          <table:table-cell table:style-name="Tabela2.B1" office:value-type="string">
            <text:p text:style-name="P3">VOLUME = 14137.155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 table:style-name="TableLine3063503836544">
          <table:table-cell table:style-name="Tabela3.A1" office:value-type="string">
            <text:p text:style-name="P3">1523</text:p>
          </table:table-cell>
          <table:table-cell table:style-name="Tabela3.B1" office:value-type="string">
            <text:p text:style-name="P3">VOLUME = 14797486501.62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3T11:47:06.789000000</dc:date>
    <meta:editing-duration>PT22S</meta:editing-duration>
    <meta:editing-cycles>1</meta:editing-cycles>
    <meta:document-statistic meta:table-count="3" meta:image-count="0" meta:object-count="0" meta:page-count="1" meta:paragraph-count="15" meta:word-count="139" meta:character-count="790" meta:non-whitespace-character-count="666"/>
    <meta:generator>LibreOffice/7.2.2.2$Windows_X86_64 LibreOffice_project/02b2acce88a210515b4a5bb2e46cbfb63fe97d56</meta:generator>
  </office:meta>
</office:document-meta>
</file>